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P33" style:parent-style-name="Standard" style:family="paragraph">
      <style:text-properties fo:font-style="italic" style:font-style-asian="italic" style:font-style-complex="italic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COMP 2005 – Group 2</text:p>
      <text:p text:style-name="Standard"/>
      <text:p text:style-name="Standard"><text:span text:style-name="T2">Use case name</text:span>: “Set up a game”</text:p>
      <text:p text:style-name="P3"/>
      <text:p text:style-name="Standard"><text:span text:style-name="T4">Primary Actor:<text:s/></text:span>User(s)</text:p>
      <text:p text:style-name="P5"/>
      <text:p text:style-name="P6">Stakeholders and Interests:</text:p>
      <text:p text:style-name="Standard"><text:span text:style-name="T7"><text:tab/></text:span>-<text:s/><text:span text:style-name="T8">The User(s):<text:s/></text:span>When setting up a new game, the user(s) wants to easily observe the output of the game setup including the board<text:s/>(either simple or complex), the difficulty (either easy or hard), the robot pieces, and the target squares.</text:p>
      <text:p text:style-name="Standard"><text:tab/>-Game is designed for children so want set up to be implemented with a simple push of a button or selection of “New Game”.</text:p>
      <text:p text:style-name="P9"/>
      <text:p text:style-name="P10">Preconditions:</text:p>
      <text:p text:style-name="Standard"><text:span text:style-name="T11"><text:tab/></text:span>- The user should be presented with the option to play by starting a new game or loading a saved version.</text:p>
      <text:p text:style-name="P12"><text:tab/></text:p>
      <text:p text:style-name="P13">Success Guarantee (Post-conditions):</text:p>
      <text:p text:style-name="Standard"><text:span text:style-name="T14"><text:tab/>-</text:span>The user sets the number of non-computer players (max of 4). Each player is given the option to enter a display name.</text:p>
      <text:p text:style-name="Standard"><text:tab/>-If the user chooses less than 4 non-computer players, the rest of the players are set up as computer players and each computer player is initialized with a different name (i.e. Computer1, Computer2..).</text:p>
      <text:p text:style-name="Standard"><text:tab/>-The user selects each computer players difficulty (easy or hard). <text:s/></text:p>
      <text:p text:style-name="Standard"><text:span text:style-name="T15"><text:tab/></text:span>-On setting up a new game, the game board is initialized based on the users selection of “simple” or “complex”. The board must be assembled so that there is 4 different sections <text:s/>and each of the 4 robot pieces must be placed on the<text:s/>board randomly such that none of the pieces are placed on a target square.<text:s/><text:tab/></text:p>
      <text:p text:style-name="Standard"><text:tab/>-Each player should start the game with 0 points.</text:p>
      <text:p text:style-name="Standard"/>
      <text:p text:style-name="P16">Main Success Scenario:</text:p>
      <text:list text:style-name="LFO1" text:continue-numbering="true">
        <text:list-item>
          <text:p text:style-name="P17">The user(s) requests to start a new game</text:p>
        </text:list-item>
        <text:list-item>
          <text:p text:style-name="P18">The system<text:s/>gives the user the options for type of board, the difficulty,<text:s/>and the number of players</text:p>
        </text:list-item>
        <text:list-item>
          <text:p text:style-name="P19">The user selects which type of board they will use (simple o<text:span text:style-name="T20">r</text:span><text:s/>complex)</text:p>
        </text:list-item>
        <text:list-item>
          <text:p text:style-name="P21">The user selects the number of non-computer players (always 4 players, if less than 4 non-computer players than computer players will fill in the rest)</text:p>
        </text:list-item>
        <text:list-item>
          <text:p text:style-name="P22">The user<text:s/>confirms the selections</text:p>
        </text:list-item>
        <text:list-item>
          <text:p text:style-name="P23">The system<text:s/>requests<text:s/>the<text:s/>human player to<text:s/>choose their difficulty</text:p>
        </text:list-item>
        <text:list-item>
          <text:p text:style-name="P24">The user selects<text:s/>the difficulty they would like to play in</text:p>
        </text:list-item>
        <text:list-item>
          <text:p text:style-name="P25">The<text:s/>system initializes the game board with 4 sections, 4 robots pieces randomly placed, and 17 target squares randomly placed. Each robot piece is associated with a player.</text:p>
        </text:list-item>
      </text:list>
      <text:p text:style-name="P26"/>
      <text:p text:style-name="P27">Alternate Flows:</text:p>
      <text:p text:style-name="Standard"><text:span text:style-name="T28"><text:tab/></text:span><text:span text:style-name="T29">Alt 1: Loading a saved game</text:span></text:p>
      <text:p text:style-name="Standard"><text:tab/><text:tab/>1. When loading a saved game, all conditions will already be guaranteed. Use case ends.<text:tab/></text:p>
      <text:p text:style-name="Standard"><text:tab/><text:span text:style-name="T30">Alt 2: Resetting the game</text:span></text:p>
      <text:p text:style-name="Standard"><text:span text:style-name="T31"><text:tab/></text:span><text:span text:style-name="T32"><text:tab/>2.<text:s/></text:span>At any point, the user can reset the game to a new random configuration.<text:s/>Use case continues from step 2</text:p>
      <text:soft-page-break/>
      <text:p text:style-name="Standard"><text:tab/>Alt 3: exit the game</text:p>
      <text:p text:style-name="Standard"><text:tab/><text:tab/>At any point, the user can exit the game. Use case ends.</text:p>
      <text:p text:style-name="P33"/>
      <text:p text:style-name="P34">Exceptions:</text:p>
      <text:p text:style-name="Standard"><text:span text:style-name="T35"><text:tab/></text:span>-If at the start up any of the post-conditions are not met, the user will be prompted to start a new game.</text:p>
      <text:p text:style-name="P36"/>
      <text:p text:style-name="P37">Special Requirements:</text:p>
      <text:p text:style-name="Standard"><text:span text:style-name="T38"><text:tab/></text:span>-Colours for the board, robot pieces, and target squares must be selected to<text:s/>cater to users with colour vision deficiency and in such a manner that it is evident that all 4 robot pieces are a distinct colour<text:s/><text:span text:style-name="T39">and/or shape</text:span>.</text:p>
      <text:p text:style-name="Standard"><text:tab/>-If user choose complex board setup, must add diagonal road blocks with different rules depending on the colour.</text:p>
      <text:p text:style-name="Standard"/>
      <text:p text:style-name="P40">Open Issues:</text:p>
      <text:p text:style-name="Standard"><text:span text:style-name="T41"><text:tab/></text:span>-</text:p>
      <text:p text:style-name="Standard"><text:span text:style-name="T42"><text:tab/>-<text:s/></text:span>what is the best way to start a new game for those with color deficiency?</text:p>
      <text:p text:style-name="Textbody"><text:tab/>- what will be the main difference between easy and hard modes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vine Ndaya</dc:creator>
    <meta:creation-date>2020-02-10T18:26:00Z</meta:creation-date>
    <dc:date>2020-03-05T19:47:00Z</dc:date>
    <meta:template xlink:href="Normal" xlink:type="simple"/>
    <meta:editing-cycles>17</meta:editing-cycles>
    <meta:editing-duration>PT23100S</meta:editing-duration>
    <meta:document-statistic meta:page-count="2" meta:paragraph-count="6" meta:word-count="461" meta:character-count="3088" meta:row-count="21" meta:non-whitespace-character-count="2633"/>
  </office:meta>
</office:document-meta>
</file>